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8-16_12-26-45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7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8-16_12-59-18_000.jpg</text:p>
          </table:table-cell>
          <table:table-cell table:style-name="ce16" office:value-type="string">
            <text:p>:m 温度 / 部屋</text:p>
          </table:table-cell>
          <table:table-cell table:style-name="ce4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7" table:formula="of:=IF([.E3]=&quot;&quot;;[.C3];CONCATENATE([.C3];&quot; / &quot;;[.E3]))" office:value-type="string" office:string-value=":m 温度 / 部屋">
            <text:p>:m 温度 / 部屋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8-16_15-53-43_000.jpg</text:p>
          </table:table-cell>
          <table:table-cell table:style-name="ce19" office:value-type="string">
            <text:p>:m RES 1-2*3 / free# JVEMV6 37#21.4_34 / 37. miscs of miscs / 21. math&amp;physics / 4. knot-theory / かます結び:手順図；描き順図；全体図,w:横上の十字組み,w:回す</text:p>
          </table:table-cell>
          <table:table-cell table:style-name="ce36"/>
          <table:table-cell table:style-name="ce4"/>
          <table:table-cell table:style-name="ce4"/>
          <table:table-cell table:style-name="ce37" table:formula="of:=IF([.E4]=&quot;&quot;;[.C4];CONCATENATE([.C4];&quot; / &quot;;[.E4]))" office:value-type="string" office:string-value=":m RES 1-2*3 / free# JVEMV6 37#21.4_34 / 37. miscs of miscs / 21. math&amp;physics / 4. knot-theory / かます結び:手順図；描き順図；全体図,w:横上の十字組み,w:回す">
            <text:p>:m RES 1-2*3 / free# JVEMV6 37#21.4_34 / 37. miscs of miscs / 21. math&amp;physics / 4. knot-theory / かます結び:手順図；描き順図；全体図,w:横上の十字組み,w:回す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16_15-54-18_000.jpg</text:p>
          </table:table-cell>
          <table:table-cell table:style-name="ce19" office:value-type="string">
            <text:p>:m RES 3*3 / free# JVEMV6 37#21.4_34 / 37. miscs of miscs / 21. math&amp;physics / 4. knot-theory / いぼ結び:手順図 analysis+ / N+</text:p>
          </table:table-cell>
          <table:table-cell table:style-name="ce17"/>
          <table:table-cell table:style-name="ce4"/>
          <table:table-cell table:style-name="ce4"/>
          <table:table-cell table:style-name="ce37" table:formula="of:=IF([.E5]=&quot;&quot;;[.C5];CONCATENATE([.C5];&quot; / &quot;;[.E5]))" office:value-type="string" office:string-value=":m RES 3*3 / free# JVEMV6 37#21.4_34 / 37. miscs of miscs / 21. math&amp;physics / 4. knot-theory / いぼ結び:手順図 analysis+ / N+">
            <text:p>:m RES 3*3 / free# JVEMV6 37#21.4_34 / 37. miscs of miscs / 21. math&amp;physics / 4. knot-theory / いぼ結び:手順図 analysis+ / N+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16_17-24-43_000.jpg</text:p>
          </table:table-cell>
          <table:table-cell table:style-name="ce26" office:value-type="string">
            <text:p>:m 災害備蓄 / 梱包完了＋リスト / 2020-0816-① / 洗剤</text:p>
          </table:table-cell>
          <table:table-cell table:style-name="ce18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7" table:formula="of:=IF([.E6]=&quot;&quot;;[.C6];CONCATENATE([.C6];&quot; / &quot;;[.E6]))" office:value-type="string" office:string-value=":m 災害備蓄 / 梱包完了＋リスト / 2020-0816-① / 洗剤">
            <text:p>:m 災害備蓄 / 梱包完了＋リスト / 2020-0816-① / 洗剤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16_17-24-50_000.jpg</text:p>
          </table:table-cell>
          <table:table-cell table:style-name="ce26" office:value-type="string">
            <text:p>:m 災害備蓄 / 入れたもの / 洗剤 / CO-OP / 4p / 2020-0816-①</text:p>
          </table:table-cell>
          <table:table-cell table:style-name="ce19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7" table:formula="of:=IF([.E7]=&quot;&quot;;[.C7];CONCATENATE([.C7];&quot; / &quot;;[.E7]))" office:value-type="string" office:string-value=":m 災害備蓄 / 入れたもの / 洗剤 / CO-OP / 4p / 2020-0816-①">
            <text:p>:m 災害備蓄 / 入れたもの / 洗剤 / CO-OP / 4p / 2020-0816-①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16_18-18-59_000.jpg</text:p>
          </table:table-cell>
          <table:table-cell table:style-name="ce26" office:value-type="string">
            <text:p>:m anim / dessin / theme=しゃがむ / N+</text:p>
          </table:table-cell>
          <table:table-cell table:style-name="ce17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7" table:formula="of:=IF([.E8]=&quot;&quot;;[.C8];CONCATENATE([.C8];&quot; / &quot;;[.E8]))" office:value-type="string" office:string-value=":m anim / dessin / theme=しゃがむ / N+">
            <text:p>:m anim / dessin / theme=しゃがむ / N+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8-16_19-12-05_000.jpg</text:p>
          </table:table-cell>
          <table:table-cell table:style-name="ce26" office:value-type="string">
            <text:p>:m 記録 / 身体 / 全身像 / 顔 / 様子 / time=夜；occasion=楽器演奏中</text:p>
          </table:table-cell>
          <table:table-cell table:style-name="ce18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7" table:formula="of:=IF([.E9]=&quot;&quot;;[.C9];CONCATENATE([.C9];&quot; / &quot;;[.E9]))" office:value-type="string" office:string-value=":m 記録 / 身体 / 全身像 / 顔 / 様子 / time=夜；occasion=楽器演奏中">
            <text:p>:m 記録 / 身体 / 全身像 / 顔 / 様子 / time=夜；occasion=楽器演奏中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8-16_19-12-14_000.jpg</text:p>
          </table:table-cell>
          <table:table-cell table:style-name="ce26" office:value-type="string">
            <text:p>:m 記録 / 身体 / 全身像 / 顔 / 様子 / time=夜；occasion=楽器演奏中</text:p>
          </table:table-cell>
          <table:table-cell table:style-name="ce18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7" table:formula="of:=IF([.E10]=&quot;&quot;;[.C10];CONCATENATE([.C10];&quot; / &quot;;[.E10]))" office:value-type="string" office:string-value=":m 記録 / 身体 / 全身像 / 顔 / 様子 / time=夜；occasion=楽器演奏中">
            <text:p>:m 記録 / 身体 / 全身像 / 顔 / 様子 / time=夜；occasion=楽器演奏中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8-16_19-12-38_000.jpg</text:p>
          </table:table-cell>
          <table:table-cell table:style-name="ce19" office:value-type="string">
            <text:p>:m music / log / kb / || s.1:genr=idea:for-etude,for=high-low-notes-continuous-voicing || s.2:genr=et-N,for=sec-1:high-low-notes-continuous-voicing || s.3:genr=et-N,tempo=80,for=oct-1-2-alternation</text:p>
          </table:table-cell>
          <table:table-cell table:style-name="ce19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7" table:formula="of:=IF([.E11]=&quot;&quot;;[.C11];CONCATENATE([.C11];&quot; / &quot;;[.E11]))" office:value-type="string" office:string-value=":m music / log / kb / || s.1:genr=idea:for-etude,for=high-low-notes-continuous-voicing || s.2:genr=et-N,for=sec-1:high-low-notes-continuous-voicing || s.3:genr=et-N,tempo=80,for=oct-1-2-alternation">
            <text:p>:m music / log / kb / || s.1:genr=idea:for-etude,for=high-low-notes-continuous-voicing || s.2:genr=et-N,for=sec-1:high-low-notes-continuous-voicing || s.3:genr=et-N,tempo=80,for=oct-1-2-alternation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8-16_21-13-03_000.jpg</text:p>
          </table:table-cell>
          <table:table-cell table:style-name="ce26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72467 E-139-34-49.379882</text:p>
          </table:table-cell>
          <table:table-cell table:style-name="ce37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8-16_23-18-55_000.jpg</text:p>
          </table:table-cell>
          <table:table-cell table:style-name="ce26" office:value-type="string">
            <text:p>:m :i 1*1 / music / composition / 演奏方法 / ４セクションぐらい；インプロ入れながら</text:p>
          </table:table-cell>
          <table:table-cell table:style-name="ce18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7" table:formula="of:=IF([.E13]=&quot;&quot;;[.C13];CONCATENATE([.C13];&quot; / &quot;;[.E13]))" office:value-type="string" office:string-value=":m :i 1*1 / music / composition / 演奏方法 / ４セクションぐらい；インプロ入れながら">
            <text:p>:m :i 1*1 / music / composition / 演奏方法 / ４セクションぐらい；インプロ入れながら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8-16_23-35-12_000.jpg</text:p>
          </table:table-cell>
          <table:table-cell table:style-name="ce26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7"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8-16_23-43-10_000.jpg</text:p>
          </table:table-cell>
          <table:table-cell table:style-name="ce26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710937 E-139-34-49.379882</text:p>
          </table:table-cell>
          <table:table-cell table:style-name="ce37" table:formula="of:=IF([.E15]=&quot;&quot;;[.C15];CONCATENATE([.C15];&quot; / &quot;;[.E15]))" office:value-type="string" office:string-value=":m 記録 / お酒">
            <text:p>:m 記録 / お酒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8-16_23-50-25_000.jpg</text:p>
          </table:table-cell>
          <table:table-cell table:style-name="ce27" office:value-type="string">
            <text:p>:m 記録 / お酒</text:p>
          </table:table-cell>
          <table:table-cell table:style-name="ce8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7" table:formula="of:=IF([.E16]=&quot;&quot;;[.C16];CONCATENATE([.C16];&quot; / &quot;;[.E16]))" office:value-type="string" office:string-value=":m 記録 / お酒">
            <text:p>:m 記録 / お酒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8-16_23-59-47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807067 E-139-34-49.544677</text:p>
          </table:table-cell>
          <table:table-cell table:style-name="ce37" table:formula="of:=IF([.E17]=&quot;&quot;;[.C17];CONCATENATE([.C17];&quot; / &quot;;[.E17]))" office:value-type="string" office:string-value=":m 記録 / お酒">
            <text:p>:m 記録 / お酒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8-17_00-07-09_000.jpg</text:p>
          </table:table-cell>
          <table:table-cell table:style-name="ce25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7" table:formula="of:=IF([.E18]=&quot;&quot;;[.C18];CONCATENATE([.C18];&quot; / &quot;;[.E18]))" office:value-type="string" office:string-value=":m 記録 / お酒">
            <text:p>:m 記録 / お酒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8-17_00-32-51_000.jpg</text:p>
          </table:table-cell>
          <table:table-cell table:style-name="ce25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765869 E-139-34-49.544677</text:p>
          </table:table-cell>
          <table:table-cell table:style-name="ce37" table:formula="of:=IF([.E19]=&quot;&quot;;[.C19];CONCATENATE([.C19];&quot; / &quot;;[.E19]))" office:value-type="string" office:string-value=":m 記録 / お酒">
            <text:p>:m 記録 / お酒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08-17_00-57-55_000.jpg</text:p>
          </table:table-cell>
          <table:table-cell table:style-name="ce1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7" table:formula="of:=IF([.E20]=&quot;&quot;;[.C20];CONCATENATE([.C20];&quot; / &quot;;[.E20]))" office:value-type="string" office:string-value=":m 記録 / お酒">
            <text:p>:m 記録 / お酒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08-17_02-09-46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9"/>
          <table:table-cell table:style-name="ce4"/>
          <table:table-cell table:style-name="ce4" office:value-type="string">
            <text:p>N-35-35-28.0 E-139-34-49.0</text:p>
          </table:table-cell>
          <table:table-cell table:style-name="ce37" table:formula="of:=IF([.E21]=&quot;&quot;;[.C21];CONCATENATE([.C21];&quot; / &quot;;[.E21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08-17_02-09-52_000.jpg</text:p>
          </table:table-cell>
          <table:table-cell table:style-name="ce18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0 E-139-34-49.0</text:p>
          </table:table-cell>
          <table:table-cell table:style-name="ce37" table:formula="of:=IF([.E22]=&quot;&quot;;[.C22];CONCATENATE([.C22];&quot; / &quot;;[.E22]))" office:value-type="string" office:string-value=":m :PHOTO 寝た時刻 / 2020">
            <text:p>:m :PHOTO 寝た時刻 / 202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08-17_10-55-38_000.jpg</text:p>
          </table:table-cell>
          <table:table-cell table:style-name="ce19" office:value-type="string">
            <text:p>:m :PHOTO 起きた時刻 / 2020</text:p>
          </table:table-cell>
          <table:table-cell table:style-name="ce16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7" table:formula="of:=IF([.E23]=&quot;&quot;;[.C23];CONCATENATE([.C23];&quot; / &quot;;[.E23]))" office:value-type="string" office:string-value=":m :PHOTO 起きた時刻 / 2020">
            <text:p>:m :PHOTO 起きた時刻 / 202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08-17_10-57-30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4"/>
          <table:table-cell table:style-name="ce4"/>
          <table:table-cell table:style-name="ce4" office:value-type="string">
            <text:p>N-35-35-29.260253 E-139-34-49.599609</text:p>
          </table:table-cell>
          <table:table-cell table:style-name="ce37" table:formula="of:=IF([.E24]=&quot;&quot;;[.C24];CONCATENATE([.C24];&quot; / &quot;;[.E24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08-17_11-33-15_000.jpg</text:p>
          </table:table-cell>
          <table:table-cell table:style-name="ce22" office:value-type="string">
            <text:p>:PHOTO 記録 / 文書 / 飲酒；時刻；推移；ストップウオッチ</text:p>
          </table:table-cell>
          <table:table-cell table:style-name="ce4"/>
          <table:table-cell table:style-name="ce4"/>
          <table:table-cell table:style-name="ce4"/>
          <table:table-cell table:style-name="ce37" table:formula="of:=IF([.E25]=&quot;&quot;;[.C25];CONCATENATE([.C25];&quot; / &quot;;[.E25]))" office:value-type="string" office:string-value=":PHOTO 記録 / 文書 / 飲酒；時刻；推移；ストップウオッチ">
            <text:p>:PHOTO 記録 / 文書 / 飲酒；時刻；推移；ストップウオッチ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8-16_19-06-26_000.mp4</text:p>
          </table:table-cell>
          <table:table-cell table:style-name="ce22" office:value-type="string">
            <text:p>:VIDEO / @自室 / 記録 / jap.flute / 演奏、play / f-2020-0816-1 / genr=et-N,tempo=80,R=1,memo=+:sec-2,for=oct-2</text:p>
          </table:table-cell>
          <table:table-cell table:style-name="ce18"/>
          <table:table-cell table:style-name="ce4"/>
          <table:table-cell table:style-name="ce4"/>
          <table:table-cell table:style-name="ce37" table:formula="of:=IF([.E26]=&quot;&quot;;[.C26];CONCATENATE([.C26];&quot; / &quot;;[.E26]))" office:value-type="string" office:string-value=":VIDEO / @自室 / 記録 / jap.flute / 演奏、play / f-2020-0816-1 / genr=et-N,tempo=80,R=1,memo=+:sec-2,for=oct-2">
            <text:p>:VIDEO / @自室 / 記録 / jap.flute / 演奏、play / f-2020-0816-1 / genr=et-N,tempo=80,R=1,memo=+:sec-2,for=oct-2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9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8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8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7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8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9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8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6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7]=&quot;&quot;;[.C57];CONCATENATE([.C57];&quot; / &quot;;[.E5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8]=&quot;&quot;;[.C58];CONCATENATE([.C58];&quot; / &quot;;[.E5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59]=&quot;&quot;;[.C59];CONCATENATE([.C59];&quot; / &quot;;[.E5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8"/>
          <table:table-cell table:style-name="ce4"/>
          <table:table-cell table:style-name="ce4"/>
          <table:table-cell table:style-name="ce37" table:formula="of:=IF([.E60]=&quot;&quot;;[.C60];CONCATENATE([.C60];&quot; / &quot;;[.E6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61]=&quot;&quot;;[.C61];CONCATENATE([.C61];&quot; / &quot;;[.E6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8"/>
          <table:table-cell table:style-name="ce4"/>
          <table:table-cell table:style-name="ce4"/>
          <table:table-cell table:style-name="ce37" table:formula="of:=IF([.E62]=&quot;&quot;;[.C62];CONCATENATE([.C62];&quot; / &quot;;[.E6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63]=&quot;&quot;;[.C63];CONCATENATE([.C63];&quot; / &quot;;[.E6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64]=&quot;&quot;;[.C64];CONCATENATE([.C64];&quot; / &quot;;[.E6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65]=&quot;&quot;;[.C65];CONCATENATE([.C65];&quot; / &quot;;[.E6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66]=&quot;&quot;;[.C66];CONCATENATE([.C66];&quot; / &quot;;[.E6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67]=&quot;&quot;;[.C67];CONCATENATE([.C67];&quot; / &quot;;[.E6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68]=&quot;&quot;;[.C68];CONCATENATE([.C68];&quot; / &quot;;[.E6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69]=&quot;&quot;;[.C69];CONCATENATE([.C69];&quot; / &quot;;[.E6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70]=&quot;&quot;;[.C70];CONCATENATE([.C70];&quot; / &quot;;[.E7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71]=&quot;&quot;;[.C71];CONCATENATE([.C71];&quot; / &quot;;[.E7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73]=&quot;&quot;;[.C73];CONCATENATE([.C73];&quot; / &quot;;[.E7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74]=&quot;&quot;;[.C74];CONCATENATE([.C74];&quot; / &quot;;[.E7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75]=&quot;&quot;;[.C75];CONCATENATE([.C75];&quot; / &quot;;[.E7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76]=&quot;&quot;;[.C76];CONCATENATE([.C76];&quot; / &quot;;[.E7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77]=&quot;&quot;;[.C77];CONCATENATE([.C77];&quot; / &quot;;[.E7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78]=&quot;&quot;;[.C78];CONCATENATE([.C78];&quot; / &quot;;[.E7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28"/>
          <table:table-cell table:style-name="ce4"/>
          <table:table-cell table:style-name="ce4"/>
          <table:table-cell table:style-name="ce37" table:formula="of:=IF([.E79]=&quot;&quot;;[.C79];CONCATENATE([.C79];&quot; / &quot;;[.E7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28"/>
          <table:table-cell table:style-name="ce4"/>
          <table:table-cell table:style-name="ce4"/>
          <table:table-cell table:style-name="ce37" table:formula="of:=IF([.E80]=&quot;&quot;;[.C80];CONCATENATE([.C80];&quot; / &quot;;[.E8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81]=&quot;&quot;;[.C81];CONCATENATE([.C81];&quot; / &quot;;[.E8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82]=&quot;&quot;;[.C82];CONCATENATE([.C82];&quot; / &quot;;[.E8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83]=&quot;&quot;;[.C83];CONCATENATE([.C83];&quot; / &quot;;[.E8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84]=&quot;&quot;;[.C84];CONCATENATE([.C84];&quot; / &quot;;[.E8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85]=&quot;&quot;;[.C85];CONCATENATE([.C85];&quot; / &quot;;[.E8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86]=&quot;&quot;;[.C86];CONCATENATE([.C86];&quot; / &quot;;[.E8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29]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25">
            <text:p>2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8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8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81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7">2020/08/17</text:date>, <text:time>12:21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17T12:21:14.30</dc:date>
    <dc:creator>iwabuchi ken</dc:creator>
    <meta:editing-duration>P24DT13H12M17S</meta:editing-duration>
    <meta:editing-cycles>9268</meta:editing-cycles>
    <meta:document-statistic meta:table-count="1" meta:cell-count="483" meta:object-count="0"/>
  </office:meta>
</office:document-meta>
</file>